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Caladea" svg:font-family="Caladea" style:font-family-generic="roma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508f" style:font-name="Century" fo:font-style="italic" style:text-underline-style="none" officeooo:rsid="0013d40c" officeooo:paragraph-rsid="00149a3a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color="#00508f" style:font-name="Century" fo:font-style="italic" style:text-underline-style="none" officeooo:rsid="0013d40c" officeooo:paragraph-rsid="001acc20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color="#00508f" style:font-name="Century" fo:font-style="italic" style:text-underline-style="none" officeooo:rsid="0013d40c" officeooo:paragraph-rsid="001acc20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00508f" style:font-name="Century" fo:font-style="italic" style:text-underline-style="none" fo:font-weight="normal" officeooo:rsid="0013d40c" officeooo:paragraph-rsid="001bf1d9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508f" style:font-name="Century" fo:font-style="italic" style:text-underline-style="none" fo:font-weight="normal" officeooo:rsid="0013d40c" officeooo:paragraph-rsid="001cbca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Century" officeooo:rsid="0013d40c"/>
    </style:style>
    <style:style style:name="P7" style:family="paragraph" style:parent-style-name="Standard">
      <style:text-properties style:font-name="Century" officeooo:rsid="0013d40c" officeooo:paragraph-rsid="0013d40c"/>
    </style:style>
    <style:style style:name="P8" style:family="paragraph" style:parent-style-name="Standard">
      <style:paragraph-properties fo:text-align="center" style:justify-single-word="false"/>
      <style:text-properties style:font-name="Century" officeooo:rsid="0013d40c" officeooo:paragraph-rsid="00184ccc"/>
    </style:style>
    <style:style style:name="P9" style:family="paragraph" style:parent-style-name="Standard">
      <style:paragraph-properties fo:text-align="start" style:justify-single-word="false"/>
      <style:text-properties style:font-name="Century" officeooo:rsid="0013d40c" officeooo:paragraph-rsid="00184ccc"/>
    </style:style>
    <style:style style:name="P10" style:family="paragraph" style:parent-style-name="Standard">
      <style:paragraph-properties fo:text-align="justify" style:justify-single-word="false"/>
      <style:text-properties style:font-name="Century" officeooo:rsid="0013d40c" officeooo:paragraph-rsid="00149a3a"/>
    </style:style>
    <style:style style:name="P11" style:family="paragraph" style:parent-style-name="Standard">
      <style:paragraph-properties fo:text-align="justify" style:justify-single-word="false"/>
      <style:text-properties style:font-name="Century" officeooo:rsid="0013d40c" officeooo:paragraph-rsid="001bf1d9"/>
    </style:style>
    <style:style style:name="P12" style:family="paragraph" style:parent-style-name="Standard">
      <style:paragraph-properties fo:text-align="start" style:justify-single-word="false"/>
      <style:text-properties style:font-name="Century" officeooo:rsid="00184ccc" officeooo:paragraph-rsid="00184ccc"/>
    </style:style>
    <style:style style:name="P13" style:family="paragraph" style:parent-style-name="Standard">
      <style:paragraph-properties fo:text-align="end" style:justify-single-word="false"/>
      <style:text-properties style:font-name="Century" fo:font-style="italic" officeooo:rsid="0013d40c" officeooo:paragraph-rsid="00184ccc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color="#003d73" style:font-name="Century" fo:font-style="italic" style:text-underline-style="none" fo:font-weight="bold" officeooo:rsid="00184ccc" officeooo:paragraph-rsid="00184ccc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3d73" style:font-name="Century" fo:font-style="italic" style:text-underline-style="none" fo:font-weight="bold" officeooo:rsid="00184ccc" officeooo:paragraph-rsid="001acc2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3d73" style:font-name="Century" fo:font-style="italic" style:text-underline-style="none" fo:font-weight="bold" officeooo:rsid="00184ccc" officeooo:paragraph-rsid="001bf1d9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3d73" style:font-name="Century" fo:font-style="italic" style:text-underline-style="none" fo:font-weight="bold" officeooo:rsid="00184ccc" officeooo:paragraph-rsid="001cbca0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small-caps" style:font-name="Century" fo:font-size="14pt" officeooo:rsid="0013d40c" officeooo:paragraph-rsid="0013d40c" style:font-size-asian="14pt" style:font-size-complex="14pt"/>
    </style:style>
    <style:style style:name="P19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entury" officeooo:rsid="0013d40c" officeooo:paragraph-rsid="0013d40c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entury" officeooo:rsid="0013d40c" officeooo:paragraph-rsid="0013d40c"/>
    </style:style>
    <style:style style:name="T1" style:family="text">
      <style:text-properties officeooo:rsid="00149a3a"/>
    </style:style>
    <style:style style:name="T2" style:family="text">
      <style:text-properties officeooo:rsid="00169483"/>
    </style:style>
    <style:style style:name="T3" style:family="text">
      <style:text-properties officeooo:rsid="00172067"/>
    </style:style>
    <style:style style:name="T4" style:family="text">
      <style:text-properties officeooo:rsid="00184ccc"/>
    </style:style>
    <style:style style:name="T5" style:family="text">
      <style:text-properties fo:font-variant="small-caps"/>
    </style:style>
    <style:style style:name="T6" style:family="text">
      <style:text-properties fo:font-variant="small-caps" officeooo:rsid="00184ccc"/>
    </style:style>
    <style:style style:name="T7" style:family="text">
      <style:text-properties fo:font-variant="small-caps" fo:font-size="14pt" style:font-size-asian="14pt" style:font-size-complex="14pt"/>
    </style:style>
    <style:style style:name="T8" style:family="text">
      <style:text-properties officeooo:rsid="001acc20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172067"/>
    </style:style>
    <style:style style:name="T11" style:family="text">
      <style:text-properties style:use-window-font-color="true" fo:font-style="normal" officeooo:rsid="001acc20" style:font-style-asian="normal" style:font-style-complex="normal"/>
    </style:style>
    <style:style style:name="T12" style:family="text">
      <style:text-properties style:use-window-font-color="true" fo:font-style="normal" officeooo:rsid="001bf1d9" style:font-style-asian="normal" style:font-style-complex="normal"/>
    </style:style>
    <style:style style:name="T13" style:family="text">
      <style:text-properties style:use-window-font-color="true" fo:font-style="normal" officeooo:rsid="001cbca0" style:font-style-asian="normal" style:font-style-complex="normal"/>
    </style:style>
    <style:style style:name="T14" style:family="text">
      <style:text-properties fo:font-style="normal" officeooo:rsid="001bf1d9" style:font-style-asian="normal" style:font-style-complex="normal"/>
    </style:style>
    <style:style style:name="T15" style:family="text">
      <style:text-properties fo:font-style="normal" officeooo:rsid="001acc20" style:font-style-asian="normal" style:font-style-complex="normal"/>
    </style:style>
    <style:style style:name="T16" style:family="text">
      <style:text-properties fo:font-style="normal" officeooo:rsid="001cbca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xime <text:span text:style-name="T5">T</text:span><text:span text:style-name="T6">eixeira-Ricci</text:span></text:p>
      <text:p text:style-name="P7">Master 2 Informatique IMAGINA</text:p>
      <text:p text:style-name="P20"/>
      <text:p text:style-name="P18">Compte Rendu des <text:span text:style-name="T4">T</text:span>ravaux <text:span text:style-name="T4">P</text:span>ratiques</text:p>
      <text:p text:style-name="P19"><text:span text:style-name="T7">Moteur de Jeu</text:span></text:p>
      <text:p text:style-name="P9"/>
      <text:p text:style-name="P9"/>
      <text:p text:style-name="P9"/>
      <text:p text:style-name="P8">—</text:p>
      <text:p text:style-name="P9">TP1</text:p>
      <text:p text:style-name="P13">09-10-2018</text:p>
      <text:p text:style-name="P12"/>
      <text:p text:style-name="P14">Question 1.</text:p>
      <text:p text:style-name="P1">A quoi servent les classes MainWidget et GeometryEngine? </text:p>
      <text:p text:style-name="P10"><text:tab/><text:span text:style-name="T1">Ce sont deux classes qui permettent d’initialiser et d’afficher une scene 3D avec un cube en utilisant OpenGL.</text:span></text:p>
      <text:p text:style-name="P10"><text:tab/><text:span text:style-name="T1">Pour préciser, la classe « MainWidget » s’occupe d’initialiser la scene, nottament les fonctions « paintGL() » et « resizeGL() » permettent de generer la scene et s’occupent de gérer la camera.</text:span></text:p>
      <text:p text:style-name="P10"><text:tab/><text:span text:style-name="T2">Quant à « GeometryEngine », cette classe s’occupe de la gestion des objets 3D et de la construction de ces objets en gérant les triangles, les textures ainsi que les buffers nécessaire à l’affichage.</text:span></text:p>
      <text:p text:style-name="P10"/>
      <text:p text:style-name="P1">A quoi servent les fichiers fshader.glsl et vshader.glsl ? </text:p>
      <text:p text:style-name="P10"><text:tab/><text:span text:style-name="T3">Le v-shader (V</text:span><text:span text:style-name="T10">ertex Shader) est un shader qui s’applique sur les sommets (vertex). Le shader travaille sur chaque sommets indépendamment des autres pour appliquer des modifications ou non.</text:span></text:p>
      <text:p text:style-name="P10"><text:span text:style-name="T9"><text:tab/></text:span><text:span text:style-name="T10">Le f-shader (Fragment Shader, ou Pixel Shader), est un type de shader qui calcule la couleur des pixels qui doivent être</text:span><text:span text:style-name="T3"> afficher.</text:span></text:p>
      <text:p text:style-name="P10"/>
      <text:p text:style-name="P10"/>
      <text:p text:style-name="P15">Question <text:span text:style-name="T8">2.</text:span></text:p>
      <text:p text:style-name="P3">Expliquer le fonctionnement des deux méthodes <text:span text:style-name="T8">i</text:span>nitCubeGeometry() et drawCubeGeometry(<text:span text:style-name="T8">).</text:span></text:p>
      <text:p text:style-name="P2"><text:tab/><text:span text:style-name="T11">La fonction initCubeGeometry() permet d’initialiser les sommets et les indices des triangles afin de générer un cube. </text:span><text:span text:style-name="T12">Cette fonction genere deux tableaux de sommets et d’indices afin de le passer à la fonction drawCubeGeometry().</text:span></text:p>
      <text:p text:style-name="P2"><text:span text:style-name="T12"><text:tab/>Ainsi la fonction drawCubeGeometry() récupère les tableaux afin de pouvoir afficher en fonction du mode d’afficher (ici en utilisant TRIANGLES_STRIP).</text:span></text:p>
      <text:p text:style-name="P11"/>
      <text:p text:style-name="P11"/>
      <text:p text:style-name="P16"><text:span text:style-name="T14">Question 3</text:span><text:span text:style-name="T15">.</text:span></text:p>
      <text:p text:style-name="P4"><text:span text:style-name="T11"><text:tab/></text:span><text:span text:style-name="T12">Pour faciliter la conception de la surface plane, </text:span><text:span text:style-name="T13">on utilisera plus le mode de TRIANGLES_STRIP, mais plutôt simplement le mode TRIANGLES. Ainsi on peut facillement créer une surface de 15 faces sur 15 faces et dont chaque face contient 2 triangles.</text:span></text:p>
      <text:p text:style-name="P4"><text:span text:style-name="T13"/></text:p>
      <text:p text:style-name="P17"><text:span text:style-name="T14">Question </text:span><text:span text:style-name="T16">4</text:span><text:span text:style-name="T15">.</text:span></text:p>
      <text:p text:style-name="P5"><text:span text:style-name="T11"><text:tab/></text:span><text:span text:style-name="T12">Pour </text:span><text:span text:style-name="T13">modifier la hauteur des sommets, on choisit arbitrairement que la hauteur est fonction des coordonnées en X et en Y. (Z = X * Y)</text:span></text:p>
      <text:p text:style-name="P4"><text:span text:style-name="T13"/></text:p>
      <text:p text:style-name="P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Caladea" svg:font-family="Caladea" style:font-family-generic="roma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251cm" fo:margin-right="1.2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6:47:33.569000000</meta:creation-date>
    <dc:date>2018-10-09T16:33:08.579000000</dc:date>
    <meta:editing-duration>PT14M17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3" meta:word-count="305" meta:character-count="1947" meta:non-whitespace-character-count="1653"/>
  </office:meta>
</office:document-meta>
</file>